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table:style-name="ce1" office:value-type="currency" office:currency="USD" office:value="50000" calcext:value-type="currency">
            <text:p>$50,000.00</text:p>
          </table:table-cell>
          <table:table-cell office:value-type="string" calcext:value-type="string">
            <text:p>annual salary</text:p>
          </table:table-cell>
        </table:table-row>
        <table:table-row table:style-name="ro1">
          <table:table-cell table:style-name="ce1" office:value-type="currency" office:currency="USD" office:value="961.538" calcext:value-type="currency">
            <text:p>$961.54</text:p>
          </table:table-cell>
          <table:table-cell office:value-type="string" calcext:value-type="string">
            <text:p>period p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urly</text:p>
          </table:table-cell>
        </table:table-row>
        <table:table-row table:style-name="ro1">
          <table:table-cell table:style-name="ce1" office:value-type="currency" office:currency="USD" office:value="12.5" calcext:value-type="currency">
            <text:p>$12.50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style-name="ce1" office:value-type="currency" office:currency="USD" office:value="500" calcext:value-type="currency">
            <text:p>$500.00</text:p>
          </table:table-cell>
          <table:table-cell office:value-type="string" calcext:value-type="string">
            <text:p>period pay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urly</text:p>
          </table:table-cell>
        </table:table-row>
        <table:table-row table:style-name="ro1">
          <table:table-cell table:style-name="ce1" office:value-type="currency" office:currency="USD" office:value="10" calcext:value-type="currency">
            <text:p>$10.00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table:style-name="ce1" office:value-type="currency" office:currency="USD" office:value="475" calcext:value-type="currency">
            <text:p>$475.00</text:p>
          </table:table-cell>
          <table:table-cell office:value-type="string" calcext:value-type="string">
            <text:p>period p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08:39:14.503171399</meta:creation-date>
    <dc:date>2022-10-10T08:42:33.726989177</dc:date>
    <meta:editing-duration>PT3M22S</meta:editing-duration>
    <meta:editing-cycles>1</meta:editing-cycles>
    <meta:document-statistic meta:table-count="1" meta:cell-count="28" meta:object-count="0"/>
    <meta:generator>LibreOffice/7.3.6.2$Linux_X86_64 LibreOffice_project/30$Build-2</meta:generator>
  </office:meta>
</office:document-meta>
</file>